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896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1.184in"/>
    </style:style>
    <style:style style:name="Table1.D" style:family="table-column">
      <style:table-column-properties style:column-width="0.9375in"/>
    </style:style>
    <style:style style:name="Table1.F" style:family="table-column">
      <style:table-column-properties style:column-width="0.8806in"/>
    </style:style>
    <style:style style:name="Table1.G" style:family="table-column">
      <style:table-column-properties style:column-width="1.1264in"/>
    </style:style>
    <style:style style:name="Table1.I" style:family="table-column">
      <style:table-column-properties style:column-width="1.1271in"/>
    </style:style>
    <style:style style:name="Table1.A1" style:family="table-cell">
      <style:table-cell-properties style:vertical-align="middle"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.I2" style:family="table-cell">
      <style:table-cell-properties style:vertical-align="middle"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ffffcc" fo:padding="0.0382in" fo:border-left="0.05pt solid #000000" fo:border-right="none" fo:border-top="none" fo:border-bottom="0.05pt solid #000000">
        <style:background-image/>
      </style:table-cell-properties>
    </style:style>
    <style:style style:name="Table1.I3" style:family="table-cell">
      <style:table-cell-properties style:vertical-align="middle"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1.I6" style:family="table-cell">
      <style:table-cell-properties style:vertical-align="middle" fo:background-color="#cc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ffffff" fo:font-size="11pt" fo:font-weight="bold" officeooo:rsid="004940de" officeooo:paragraph-rsid="006207e1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fo:font-size="11pt" fo:font-weight="bold" officeooo:rsid="0011ce95" officeooo:paragraph-rsid="00a10e74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ffffff" fo:font-weight="bold" officeooo:rsid="0011ce95" officeooo:paragraph-rsid="0011ce95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ffff" fo:font-weight="bold" officeooo:rsid="009c1924" officeooo:paragraph-rsid="009c192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ffffff" fo:font-size="11pt" fo:font-weight="bold" officeooo:rsid="004940de" officeooo:paragraph-rsid="004940de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ffff" fo:font-size="11pt" fo:font-weight="bold" officeooo:rsid="0011ce95" officeooo:paragraph-rsid="0011ce95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ffff" fo:font-size="11pt" fo:font-weight="bold" officeooo:rsid="0011ce95" officeooo:paragraph-rsid="006207e1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fffff" fo:font-size="11pt" fo:font-weight="bold" officeooo:rsid="0011ce95" officeooo:paragraph-rsid="00230a70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ize="10pt" officeooo:rsid="0014ccea" officeooo:paragraph-rsid="0014ccea" style:font-size-asian="10pt" style:font-size-complex="10pt"/>
    </style:style>
    <style:style style:name="P10" style:family="paragraph" style:parent-style-name="Table_20_Contents">
      <style:text-properties fo:font-size="10pt" officeooo:rsid="0015d4ba" officeooo:paragraph-rsid="0015d4ba" style:font-size-asian="10pt" style:font-size-complex="10pt"/>
    </style:style>
    <style:style style:name="P11" style:family="paragraph" style:parent-style-name="Table_20_Contents">
      <style:text-properties fo:font-size="10pt" officeooo:rsid="0015d4ba" officeooo:paragraph-rsid="004383f4" style:font-size-asian="10pt" style:font-size-complex="10pt"/>
    </style:style>
    <style:style style:name="P12" style:family="paragraph" style:parent-style-name="Table_20_Contents">
      <style:text-properties fo:font-size="10pt" officeooo:rsid="00192d9c" officeooo:paragraph-rsid="00192d9c" style:font-size-asian="10pt" style:font-size-complex="10pt"/>
    </style:style>
    <style:style style:name="P13" style:family="paragraph" style:parent-style-name="Table_20_Contents">
      <style:text-properties fo:font-size="10pt" officeooo:rsid="0019c564" officeooo:paragraph-rsid="0019c564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24f208" officeooo:paragraph-rsid="0024f208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24f208" officeooo:paragraph-rsid="0028f8ce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24f208" officeooo:paragraph-rsid="0065dd31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24f208" officeooo:paragraph-rsid="0065e6df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24f208" officeooo:paragraph-rsid="006d5773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24f208" officeooo:paragraph-rsid="0067889b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24f208" officeooo:paragraph-rsid="0068ab76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24f208" officeooo:paragraph-rsid="0069ba3c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24f208" officeooo:paragraph-rsid="006a35d0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24f208" officeooo:paragraph-rsid="006a6dc5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24f208" officeooo:paragraph-rsid="006b258f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24f208" officeooo:paragraph-rsid="006ba966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24f208" officeooo:paragraph-rsid="006dd17d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2ad4f1" officeooo:paragraph-rsid="002ad4f1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2ad4f1" officeooo:paragraph-rsid="0059a2f1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2ad4f1" officeooo:paragraph-rsid="005a9128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3ce1d3" officeooo:paragraph-rsid="004b12e4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3ce1d3" officeooo:paragraph-rsid="003ce1d3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3ce1d3" officeooo:paragraph-rsid="005a9128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3ce1d3" officeooo:paragraph-rsid="005c5189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3ce1d3" officeooo:paragraph-rsid="005d6308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5c5189" officeooo:paragraph-rsid="005c5189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38a11c" officeooo:paragraph-rsid="0038a11c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38a11c" officeooo:paragraph-rsid="005f5e64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38a11c" officeooo:paragraph-rsid="0069ba3c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3a39ee" officeooo:paragraph-rsid="003a39ee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3a39ee" officeooo:paragraph-rsid="0067889b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3a39ee" officeooo:paragraph-rsid="0060db31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3a39ee" officeooo:paragraph-rsid="006a35d0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3a39ee" officeooo:paragraph-rsid="006a6dc5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3a39ee" officeooo:paragraph-rsid="006b258f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3a39ee" officeooo:paragraph-rsid="006ba966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3a39ee" officeooo:paragraph-rsid="006dd17d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05d6308" officeooo:paragraph-rsid="005d6308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0a45492" officeooo:paragraph-rsid="00a45492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a45492" officeooo:paragraph-rsid="00a99c01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0a45492" officeooo:paragraph-rsid="00ab6f03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officeooo:rsid="00a45492" officeooo:paragraph-rsid="00b367fb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a45492" officeooo:paragraph-rsid="00b55eae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officeooo:rsid="00a45492" officeooo:paragraph-rsid="00b65c86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0a45492" officeooo:paragraph-rsid="00b7f2f4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0a80c0c" officeooo:paragraph-rsid="00a80c0c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font-size="10pt" officeooo:rsid="00a99c01" officeooo:paragraph-rsid="00a99c01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font-size="10pt" officeooo:rsid="00ab6f03" officeooo:paragraph-rsid="00afd081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font-size="10pt" officeooo:rsid="00ab6f03" officeooo:paragraph-rsid="00b05524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font-size="10pt" officeooo:rsid="00ab6f03" officeooo:paragraph-rsid="00b15ae1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font-size="10pt" officeooo:rsid="00ab6f03" officeooo:paragraph-rsid="00b1d61c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fo:font-size="10pt" officeooo:rsid="00ab6f03" officeooo:paragraph-rsid="00b23975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ize="10pt" officeooo:rsid="00ab6f03" officeooo:paragraph-rsid="00b26279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font-size="10pt" officeooo:rsid="00ab6f03" officeooo:paragraph-rsid="00b74cd3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fo:font-size="10pt" officeooo:rsid="00ac1f3f" officeooo:paragraph-rsid="00ac1f3f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fo:font-size="10pt" officeooo:rsid="00ac1f3f" officeooo:paragraph-rsid="00b26279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font-size="10pt" officeooo:rsid="00b4e304" officeooo:paragraph-rsid="00b4e304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font-size="14pt" officeooo:rsid="001d88da" officeooo:paragraph-rsid="001d88da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fo:font-size="14pt" officeooo:rsid="001f7101" officeooo:paragraph-rsid="001f7101" style:font-size-asian="14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fo:font-size="14pt" officeooo:rsid="001f7101" officeooo:paragraph-rsid="002d6e1d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fo:font-size="14pt" officeooo:rsid="001f7101" officeooo:paragraph-rsid="002ad4f1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fo:font-size="14pt" officeooo:paragraph-rsid="0050370a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fo:font-size="14pt" officeooo:paragraph-rsid="0052755b" style:font-size-asian="14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fo:font-size="14pt" officeooo:paragraph-rsid="0054e9b5" style:font-size-asian="14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fo:font-size="14pt" officeooo:paragraph-rsid="0056257f" style:font-size-asian="14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fo:font-size="14pt" officeooo:paragraph-rsid="0071a24e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fo:font-size="14pt" officeooo:paragraph-rsid="00722f24" style:font-size-asian="14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fo:font-size="14pt" officeooo:paragraph-rsid="00743874" style:font-size-asian="14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fo:font-size="14pt" officeooo:paragraph-rsid="007a86c3" style:font-size-asian="14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fo:font-size="14pt" officeooo:paragraph-rsid="007bd3ef" style:font-size-asian="14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fo:font-size="14pt" officeooo:paragraph-rsid="00816ad3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4pt" officeooo:paragraph-rsid="008224a4" style:font-size-asian="14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fo:font-size="14pt" officeooo:paragraph-rsid="008229c9" style:font-size-asian="14pt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fo:font-size="14pt" officeooo:rsid="002d6e1d" officeooo:paragraph-rsid="0084624d" style:font-size-asian="14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fo:font-size="14pt" officeooo:rsid="002d6e1d" officeooo:paragraph-rsid="0086b037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fo:font-size="14pt" officeooo:rsid="002d6e1d" officeooo:paragraph-rsid="00881362" style:font-size-asian="14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fo:font-size="14pt" officeooo:rsid="002d6e1d" officeooo:paragraph-rsid="00884ec0" style:font-size-asian="14pt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fo:font-size="14pt" officeooo:rsid="002d6e1d" officeooo:paragraph-rsid="00889cc0" style:font-size-asian="14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fo:font-size="14pt" officeooo:rsid="002d6e1d" officeooo:paragraph-rsid="00892edd" style:font-size-asian="14pt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fo:font-size="14pt" officeooo:rsid="002d6e1d" officeooo:paragraph-rsid="008acfab" style:font-size-asian="14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fo:font-size="14pt" officeooo:rsid="002d6e1d" officeooo:paragraph-rsid="008b2d38" style:font-size-asian="14pt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fo:font-size="14pt" officeooo:rsid="002d6e1d" officeooo:paragraph-rsid="008f7ea9" style:font-size-asian="14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fo:font-size="14pt" officeooo:rsid="002d6e1d" officeooo:paragraph-rsid="009567df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fo:font-size="14pt" officeooo:rsid="0034ed22" officeooo:paragraph-rsid="0034ed22" style:font-size-asian="14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fo:font-size="14pt" officeooo:rsid="003be4da" officeooo:paragraph-rsid="003be4da" style:font-size-asian="14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fo:font-size="14pt" officeooo:rsid="004e40ce" officeooo:paragraph-rsid="004e40ce" style:font-size-asian="14pt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fo:font-size="14pt" officeooo:rsid="0050370a" officeooo:paragraph-rsid="0050370a" style:font-size-asian="14pt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fo:font-size="14pt" officeooo:rsid="0054e9b5" officeooo:paragraph-rsid="007d8290" style:font-size-asian="14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fo:font-size="14pt" officeooo:rsid="0056257f" officeooo:paragraph-rsid="00816ad3" style:font-size-asian="14pt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fo:font-size="14pt" officeooo:rsid="0056257f" officeooo:paragraph-rsid="008224a4" style:font-size-asian="14pt" style:font-size-complex="14pt"/>
    </style:style>
    <style:style style:name="P100" style:family="paragraph" style:parent-style-name="Table_20_Contents">
      <style:paragraph-properties fo:text-align="center" style:justify-single-word="false"/>
      <style:text-properties fo:font-size="14pt" officeooo:rsid="0057ff0c" officeooo:paragraph-rsid="008229c9" style:font-size-asian="14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fo:font-size="14pt" officeooo:rsid="007654a0" officeooo:paragraph-rsid="007654a0" style:font-size-asian="14pt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fo:font-size="14pt" officeooo:rsid="008649d8" officeooo:paragraph-rsid="008649d8" style:font-size-asian="14pt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fo:font-size="14pt" officeooo:rsid="008cf8c2" officeooo:paragraph-rsid="008cf8c2" style:font-size-asian="14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fo:font-size="14pt" officeooo:rsid="00944746" officeooo:paragraph-rsid="00944746" style:font-size-asian="14pt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fo:font-size="14pt" officeooo:rsid="0097a250" officeooo:paragraph-rsid="0097a250" style:font-size-asian="14pt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fo:font-size="11pt" fo:font-weight="bold" officeooo:paragraph-rsid="00230a70" style:font-size-asian="11pt" style:font-weight-asian="bold" style:font-size-complex="11pt" style:font-weight-complex="bold"/>
    </style:style>
    <style:style style:name="T1" style:family="text">
      <style:text-properties officeooo:rsid="001787e3"/>
    </style:style>
    <style:style style:name="T2" style:family="text">
      <style:text-properties fo:color="#ffffff" fo:font-weight="normal" officeooo:rsid="00230a70" style:font-weight-asian="normal" style:font-weight-complex="normal"/>
    </style:style>
    <style:style style:name="T3" style:family="text">
      <style:text-properties fo:color="#ffffff" fo:font-weight="normal" officeooo:rsid="00721f7d" style:font-weight-asian="normal" style:font-weight-complex="normal"/>
    </style:style>
    <style:style style:name="T4" style:family="text">
      <style:text-properties fo:color="#ffffff" fo:font-weight="normal" officeooo:rsid="008ed208" style:font-weight-asian="normal" style:font-weight-complex="normal"/>
    </style:style>
    <style:style style:name="T5" style:family="text">
      <style:text-properties fo:color="#ffffff" fo:font-weight="normal" officeooo:rsid="009c1924" style:font-weight-asian="normal" style:font-weight-complex="normal"/>
    </style:style>
    <style:style style:name="T6" style:family="text">
      <style:text-properties fo:color="#ffffff" officeooo:rsid="00230a70"/>
    </style:style>
    <style:style style:name="T7" style:family="text">
      <style:text-properties fo:color="#ffffff" officeooo:rsid="00721f7d"/>
    </style:style>
    <style:style style:name="T8" style:family="text">
      <style:text-properties fo:color="#ffffff" officeooo:rsid="008ed208"/>
    </style:style>
    <style:style style:name="T9" style:family="text">
      <style:text-properties fo:color="#ffffff" officeooo:rsid="009c1924"/>
    </style:style>
    <style:style style:name="T10" style:family="text">
      <style:text-properties officeooo:rsid="004383f4"/>
    </style:style>
    <style:style style:name="T11" style:family="text">
      <style:text-properties officeooo:rsid="0034ed22"/>
    </style:style>
    <style:style style:name="T12" style:family="text">
      <style:text-properties officeooo:rsid="0059a2f1"/>
    </style:style>
    <style:style style:name="T13" style:family="text">
      <style:text-properties officeooo:rsid="0060db31"/>
    </style:style>
    <style:style style:name="T14" style:family="text">
      <style:text-properties officeooo:rsid="0065dd31"/>
    </style:style>
    <style:style style:name="T15" style:family="text">
      <style:text-properties officeooo:rsid="00672a3f"/>
    </style:style>
    <style:style style:name="T16" style:family="text">
      <style:text-properties officeooo:rsid="006d5773"/>
    </style:style>
    <style:style style:name="T17" style:family="text">
      <style:text-properties officeooo:rsid="0084624d"/>
    </style:style>
    <style:style style:name="T18" style:family="text">
      <style:text-properties officeooo:rsid="008f0412"/>
    </style:style>
    <style:style style:name="T19" style:family="text">
      <style:text-properties fo:font-weight="normal" officeooo:rsid="00aae3a2" style:font-weight-asian="normal" style:font-weight-complex="normal"/>
    </style:style>
    <style:style style:name="T20" style:family="text">
      <style:text-properties officeooo:rsid="00a45492"/>
    </style:style>
    <style:style style:name="T21" style:family="text">
      <style:text-properties fo:font-size="6pt" style:font-size-asian="6pt" style:font-size-complex="6pt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officeooo:rsid="00a45492" style:font-size-asian="11pt" style:font-size-complex="11pt"/>
    </style:style>
    <style:style style:name="T27" style:family="text">
      <style:text-properties officeooo:rsid="00aae3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2"/>
        <table:table-column table:style-name="Table1.F"/>
        <table:table-column table:style-name="Table1.G"/>
        <table:table-column table:style-name="Table1.B"/>
        <table:table-column table:style-name="Table1.I"/>
        <table:table-row>
          <table:table-cell table:style-name="Table1.A1" table:number-rows-spanned="2" office:value-type="string">
            <text:p text:style-name="P3">Coping Strategy</text:p>
          </table:table-cell>
          <table:table-cell table:style-name="Table1.A1" table:number-columns-spanned="2" office:value-type="string">
            <text:p text:style-name="P4">Emotions <text:span text:style-name="T19">(AND)</text:span></text:p>
          </table:table-cell>
          <table:covered-table-cell/>
          <table:table-cell table:style-name="Table1.A1" table:number-columns-spanned="3" office:value-type="string">
            <text:p text:style-name="P106"><text:span text:style-name="T6">Need </text:span><text:span text:style-name="T5">[a</text:span><text:span text:style-name="T4"> AND (b OR c)</text:span><text:span text:style-name="T5">]</text:span></text:p>
          </table:table-cell>
          <table:covered-table-cell/>
          <table:covered-table-cell/>
          <table:table-cell table:style-name="Table1.A1" office:value-type="string">
            <text:p text:style-name="P106"><text:span text:style-name="T6">Ability</text:span></text:p>
          </table:table-cell>
          <table:table-cell table:style-name="Table1.H1" table:number-columns-spanned="2" office:value-type="string">
            <text:p text:style-name="P106"><text:span text:style-name="T6">Satisfaction </text:span><text:span text:style-name="T3">(AND)</text:span>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2">Other</text:p>
          </table:table-cell>
          <table:table-cell table:style-name="Table1.A1" office:value-type="string">
            <text:p text:style-name="P2">Self</text:p>
          </table:table-cell>
          <table:table-cell table:style-name="Table1.A2" office:value-type="string">
            <text:p text:style-name="P6">Satisfaction</text:p>
            <text:p text:style-name="P6">Motive <text:span text:style-name="T18">(a)</text:span></text:p>
          </table:table-cell>
          <table:table-cell table:style-name="Table1.A2" office:value-type="string">
            <text:p text:style-name="P6">Achievement</text:p>
            <text:p text:style-name="P6">Motive <text:span text:style-name="T18">(b)</text:span></text:p>
          </table:table-cell>
          <table:table-cell table:style-name="Table1.A2" office:value-type="string">
            <text:p text:style-name="P6">External</text:p>
            <text:p text:style-name="P6">Motive <text:span text:style-name="T18">(c)</text:span></text:p>
          </table:table-cell>
          <table:table-cell table:style-name="Table1.A2" office:value-type="string">
            <text:p text:style-name="P8">Controllability</text:p>
          </table:table-cell>
          <table:table-cell table:style-name="Table1.A2" office:value-type="string">
            <text:p text:style-name="P5">Anticipated</text:p>
            <text:p text:style-name="P6">Desirability</text:p>
          </table:table-cell>
          <table:table-cell table:style-name="Table1.I2" office:value-type="string">
            <text:p text:style-name="P1"><text:span text:style-name="T13">Self/Reverse</text:span></text:p>
            <text:p text:style-name="P7">Desirability</text:p>
          </table:table-cell>
        </table:table-row>
        <table:table-row>
          <table:table-cell table:style-name="Table1.A3" office:value-type="string">
            <text:p text:style-name="P9">Planning</text:p>
          </table:table-cell>
          <table:table-cell table:style-name="Table1.A3" office:value-type="string">
            <text:p text:style-name="P48">Neutral | Positive</text:p>
          </table:table-cell>
          <table:table-cell table:style-name="Table1.A3" office:value-type="string">
            <text:p text:style-name="P55">Any</text:p>
          </table:table-cell>
          <table:table-cell table:style-name="Table1.A3" office:value-type="string">
            <text:p text:style-name="P83">–/<text:span text:style-name="T17">+</text:span></text:p>
          </table:table-cell>
          <table:table-cell table:style-name="Table1.A3" office:value-type="string">
            <text:p text:style-name="P67">+</text:p>
          </table:table-cell>
          <table:table-cell table:style-name="Table1.A3" office:value-type="string">
            <text:p text:style-name="P68">+</text:p>
          </table:table-cell>
          <table:table-cell table:style-name="Table1.A3" office:value-type="string">
            <text:p text:style-name="P14">High</text:p>
          </table:table-cell>
          <table:table-cell table:style-name="Table1.A3" office:value-type="string">
            <text:p text:style-name="P36">Improve</text:p>
          </table:table-cell>
          <table:table-cell table:style-name="Table1.I3" office:value-type="string">
            <text:p text:style-name="P16"><text:span text:style-name="T14">Desirable</text:span> <text:span text:style-name="T14">&gt;=</text:span></text:p>
          </table:table-cell>
        </table:table-row>
        <table:table-row>
          <table:table-cell table:style-name="Table1.A3" office:value-type="string">
            <text:p text:style-name="P9">Active Coping</text:p>
          </table:table-cell>
          <table:table-cell table:style-name="Table1.A3" office:value-type="string">
            <text:p text:style-name="P55">Any</text:p>
          </table:table-cell>
          <table:table-cell table:style-name="Table1.A3" office:value-type="string">
            <text:p text:style-name="P55">Any</text:p>
          </table:table-cell>
          <table:table-cell table:style-name="Table1.A3" office:value-type="string">
            <text:p text:style-name="P83">–/<text:span text:style-name="T17">+</text:span></text:p>
          </table:table-cell>
          <table:table-cell table:style-name="Table1.A3" office:value-type="string">
            <text:p text:style-name="P68">+</text:p>
          </table:table-cell>
          <table:table-cell table:style-name="Table1.A3" office:value-type="string">
            <text:p text:style-name="P70">+</text:p>
          </table:table-cell>
          <table:table-cell table:style-name="Table1.A3" office:value-type="string">
            <text:p text:style-name="P15">High</text:p>
          </table:table-cell>
          <table:table-cell table:style-name="Table1.A3" office:value-type="string">
            <text:p text:style-name="P36">Improve</text:p>
          </table:table-cell>
          <table:table-cell table:style-name="Table1.I3" office:value-type="string">
            <text:p text:style-name="P17"><text:span text:style-name="T14">Desirable</text:span> <text:span text:style-name="T14">&gt;=</text:span></text:p>
          </table:table-cell>
        </table:table-row>
        <table:table-row>
          <table:table-cell table:style-name="Table1.A3" office:value-type="string">
            <text:p text:style-name="P10">Seeking S<text:span text:style-name="T10">ocial </text:span>S<text:span text:style-name="T10">upport</text:span> for Instrumental Reasons</text:p>
          </table:table-cell>
          <table:table-cell table:style-name="Table1.A3" office:value-type="string">
            <text:p text:style-name="P49">Neutral | Positive</text:p>
          </table:table-cell>
          <table:table-cell table:style-name="Table1.A3" office:value-type="string">
            <text:p text:style-name="P56">Any</text:p>
          </table:table-cell>
          <table:table-cell table:style-name="Table1.A3" office:value-type="string">
            <text:p text:style-name="P83">–/<text:span text:style-name="T17">+</text:span></text:p>
          </table:table-cell>
          <table:table-cell table:style-name="Table1.A3" office:value-type="string">
            <text:p text:style-name="P69">+</text:p>
          </table:table-cell>
          <table:table-cell table:style-name="Table1.A3" office:value-type="string">
            <text:p text:style-name="P102">+</text:p>
          </table:table-cell>
          <table:table-cell table:style-name="Table1.A3" office:value-type="string">
            <text:p text:style-name="P27">Low</text:p>
          </table:table-cell>
          <table:table-cell table:style-name="Table1.A3" office:value-type="string">
            <text:p text:style-name="P39">No change | Improve</text:p>
          </table:table-cell>
          <table:table-cell table:style-name="Table1.I3" office:value-type="string">
            <text:p text:style-name="P18"><text:span text:style-name="T16">Undesirable</text:span> <text:span text:style-name="T15">&gt;=</text:span></text:p>
          </table:table-cell>
        </table:table-row>
        <table:table-row>
          <table:table-cell table:style-name="Table1.A6" office:value-type="string">
            <text:p text:style-name="P11">Seeking S<text:span text:style-name="T10">ocial </text:span>S<text:span text:style-name="T10">upport</text:span> for <text:span text:style-name="T1">Emotional Reasons</text:span></text:p>
          </table:table-cell>
          <table:table-cell table:style-name="Table1.A6" office:value-type="string">
            <text:p text:style-name="P50">Neutral | Positive</text:p>
          </table:table-cell>
          <table:table-cell table:style-name="Table1.A6" office:value-type="string">
            <text:p text:style-name="P59"><text:span text:style-name="T20">Neutral | </text:span>Negative</text:p>
          </table:table-cell>
          <table:table-cell table:style-name="Table1.A6" office:value-type="string">
            <text:p text:style-name="P93">–</text:p>
          </table:table-cell>
          <table:table-cell table:style-name="Table1.A6" office:value-type="string">
            <text:p text:style-name="P84">–/<text:span text:style-name="T17">+</text:span></text:p>
          </table:table-cell>
          <table:table-cell table:style-name="Table1.A6" office:value-type="string">
            <text:p text:style-name="P85">–/<text:span text:style-name="T17">+</text:span></text:p>
          </table:table-cell>
          <table:table-cell table:style-name="Table1.A6" office:value-type="string">
            <text:p text:style-name="P30">No | Low</text:p>
          </table:table-cell>
          <table:table-cell table:style-name="Table1.A6" office:value-type="string">
            <text:p text:style-name="P40">Improve</text:p>
          </table:table-cell>
          <table:table-cell table:style-name="Table1.I6" office:value-type="string">
            <text:p text:style-name="P19">Neutral <text:span text:style-name="T15">&gt;</text:span></text:p>
          </table:table-cell>
        </table:table-row>
        <table:table-row>
          <table:table-cell table:style-name="Table1.A6" office:value-type="string">
            <text:p text:style-name="P12">Suppression of Competing Activities</text:p>
          </table:table-cell>
          <table:table-cell table:style-name="Table1.A6" office:value-type="string">
            <text:p text:style-name="P64">Any</text:p>
          </table:table-cell>
          <table:table-cell table:style-name="Table1.A6" office:value-type="string">
            <text:p text:style-name="P60"><text:span text:style-name="T20">Neutral | </text:span>Negative</text:p>
          </table:table-cell>
          <table:table-cell table:style-name="Table1.A6" office:value-type="string">
            <text:p text:style-name="P77"><text:span text:style-name="T11">–</text:span></text:p>
          </table:table-cell>
          <table:table-cell table:style-name="Table1.A6" office:value-type="string">
            <text:p text:style-name="P95">+</text:p>
          </table:table-cell>
          <table:table-cell table:style-name="Table1.A6" office:value-type="string">
            <text:p text:style-name="P94">+</text:p>
          </table:table-cell>
          <table:table-cell table:style-name="Table1.A6" office:value-type="string">
            <text:p text:style-name="P31">No | Low</text:p>
          </table:table-cell>
          <table:table-cell table:style-name="Table1.A6" office:value-type="string">
            <text:p text:style-name="P37">Improve</text:p>
          </table:table-cell>
          <table:table-cell table:style-name="Table1.I6" office:value-type="string">
            <text:p text:style-name="P20">Neutral <text:span text:style-name="T15">&gt;=</text:span></text:p>
          </table:table-cell>
        </table:table-row>
        <table:table-row>
          <table:table-cell table:style-name="Table1.A6" office:value-type="string">
            <text:p text:style-name="P13">Restraint Coping <text:span text:style-name="T12">(Procrastination)</text:span></text:p>
          </table:table-cell>
          <table:table-cell table:style-name="Table1.A6" office:value-type="string">
            <text:p text:style-name="P65">Any</text:p>
          </table:table-cell>
          <table:table-cell table:style-name="Table1.A6" office:value-type="string">
            <text:p text:style-name="P62">Negative</text:p>
          </table:table-cell>
          <table:table-cell table:style-name="Table1.A6" office:value-type="string">
            <text:p text:style-name="P86">–/<text:span text:style-name="T17">+</text:span></text:p>
          </table:table-cell>
          <table:table-cell table:style-name="Table1.A6" office:value-type="string">
            <text:p text:style-name="P101">+</text:p>
          </table:table-cell>
          <table:table-cell table:style-name="Table1.A6" office:value-type="string">
            <text:p text:style-name="P96">+</text:p>
          </table:table-cell>
          <table:table-cell table:style-name="Table1.A6" office:value-type="string">
            <text:p text:style-name="P28">Low</text:p>
          </table:table-cell>
          <table:table-cell table:style-name="Table1.A6" office:value-type="string">
            <text:p text:style-name="P41">No change | Improve</text:p>
          </table:table-cell>
          <table:table-cell table:style-name="Table1.I6" office:value-type="string">
            <text:p text:style-name="P20">Neutral <text:span text:style-name="T15">&gt;=</text:span></text:p>
          </table:table-cell>
        </table:table-row>
        <table:table-row>
          <table:table-cell table:style-name="Table1.A6" office:value-type="string">
            <text:p text:style-name="P13">Positive Reinterpretation</text:p>
          </table:table-cell>
          <table:table-cell table:style-name="Table1.A6" office:value-type="string">
            <text:p text:style-name="P51">Neutral | Positive</text:p>
          </table:table-cell>
          <table:table-cell table:style-name="Table1.A6" office:value-type="string">
            <text:p text:style-name="P60"><text:span text:style-name="T20">Neutral | </text:span>Negative</text:p>
          </table:table-cell>
          <table:table-cell table:style-name="Table1.A6" office:value-type="string">
            <text:p text:style-name="P103">+</text:p>
          </table:table-cell>
          <table:table-cell table:style-name="Table1.A6" office:value-type="string">
            <text:p text:style-name="P75"><text:span text:style-name="T11">–</text:span></text:p>
          </table:table-cell>
          <table:table-cell table:style-name="Table1.A6" office:value-type="string">
            <text:p text:style-name="P75"><text:span text:style-name="T11">–</text:span></text:p>
          </table:table-cell>
          <table:table-cell table:style-name="Table1.A6" office:value-type="string">
            <text:p text:style-name="P29">Low</text:p>
          </table:table-cell>
          <table:table-cell table:style-name="Table1.A6" office:value-type="string">
            <text:p text:style-name="P38">Improve</text:p>
          </table:table-cell>
          <table:table-cell table:style-name="Table1.I6" office:value-type="string">
            <text:p text:style-name="P21">Neutral <text:span text:style-name="T15">&gt;</text:span></text:p>
          </table:table-cell>
        </table:table-row>
        <table:table-row>
          <table:table-cell table:style-name="Table1.A6" office:value-type="string">
            <text:p text:style-name="P13">Acceptance</text:p>
          </table:table-cell>
          <table:table-cell table:style-name="Table1.A6" office:value-type="string">
            <text:p text:style-name="P66">Any</text:p>
          </table:table-cell>
          <table:table-cell table:style-name="Table1.A6" office:value-type="string">
            <text:p text:style-name="P57">Negative</text:p>
          </table:table-cell>
          <table:table-cell table:style-name="Table1.A6" office:value-type="string">
            <text:p text:style-name="P71"><text:span text:style-name="T11">–</text:span></text:p>
          </table:table-cell>
          <table:table-cell table:style-name="Table1.A6" office:value-type="string">
            <text:p text:style-name="P76"><text:span text:style-name="T11">–</text:span></text:p>
          </table:table-cell>
          <table:table-cell table:style-name="Table1.A6" office:value-type="string">
            <text:p text:style-name="P87">–</text:p>
          </table:table-cell>
          <table:table-cell table:style-name="Table1.A6" office:value-type="string">
            <text:p text:style-name="P32">No</text:p>
          </table:table-cell>
          <table:table-cell table:style-name="Table1.A6" office:value-type="string">
            <text:p text:style-name="P42">No change</text:p>
          </table:table-cell>
          <table:table-cell table:style-name="Table1.I6" office:value-type="string">
            <text:p text:style-name="P22">Neutral <text:span text:style-name="T15">&gt;</text:span></text:p>
          </table:table-cell>
        </table:table-row>
        <table:table-row>
          <table:table-cell table:style-name="Table1.A6" office:value-type="string">
            <text:p text:style-name="P13">Avoidance</text:p>
          </table:table-cell>
          <table:table-cell table:style-name="Table1.A6" office:value-type="string">
            <text:p text:style-name="P66">Any</text:p>
          </table:table-cell>
          <table:table-cell table:style-name="Table1.A6" office:value-type="string">
            <text:p text:style-name="P57">Negative</text:p>
          </table:table-cell>
          <table:table-cell table:style-name="Table1.A6" office:value-type="string">
            <text:p text:style-name="P72"><text:span text:style-name="T11">–</text:span></text:p>
          </table:table-cell>
          <table:table-cell table:style-name="Table1.A6" office:value-type="string">
            <text:p text:style-name="P72"><text:span text:style-name="T11">–</text:span></text:p>
          </table:table-cell>
          <table:table-cell table:style-name="Table1.A6" office:value-type="string">
            <text:p text:style-name="P88">–</text:p>
          </table:table-cell>
          <table:table-cell table:style-name="Table1.A6" office:value-type="string">
            <text:p text:style-name="P35">No</text:p>
          </table:table-cell>
          <table:table-cell table:style-name="Table1.A6" office:value-type="string">
            <text:p text:style-name="P43">No change</text:p>
          </table:table-cell>
          <table:table-cell table:style-name="Table1.I6" office:value-type="string">
            <text:p text:style-name="P23">Neutral <text:span text:style-name="T15">&gt;</text:span></text:p>
          </table:table-cell>
        </table:table-row>
        <table:table-row>
          <table:table-cell table:style-name="Table1.A6" office:value-type="string">
            <text:p text:style-name="P13">Venting</text:p>
          </table:table-cell>
          <table:table-cell table:style-name="Table1.A6" office:value-type="string">
            <text:p text:style-name="P52">Neutral | Positive</text:p>
          </table:table-cell>
          <table:table-cell table:style-name="Table1.A6" office:value-type="string">
            <text:p text:style-name="P57">Negative</text:p>
          </table:table-cell>
          <table:table-cell table:style-name="Table1.A6" office:value-type="string">
            <text:p text:style-name="P72"><text:span text:style-name="T11">–</text:span></text:p>
          </table:table-cell>
          <table:table-cell table:style-name="Table1.A6" office:value-type="string">
            <text:p text:style-name="P89">–/<text:span text:style-name="T17">+</text:span></text:p>
          </table:table-cell>
          <table:table-cell table:style-name="Table1.A6" office:value-type="string">
            <text:p text:style-name="P89">–/<text:span text:style-name="T17">+</text:span></text:p>
          </table:table-cell>
          <table:table-cell table:style-name="Table1.A6" office:value-type="string">
            <text:p text:style-name="P35">No</text:p>
          </table:table-cell>
          <table:table-cell table:style-name="Table1.A6" office:value-type="string">
            <text:p text:style-name="P44">Improve</text:p>
          </table:table-cell>
          <table:table-cell table:style-name="Table1.I6" office:value-type="string">
            <text:p text:style-name="P24">Neutral <text:span text:style-name="T15">&gt;</text:span></text:p>
          </table:table-cell>
        </table:table-row>
        <table:table-row>
          <table:table-cell table:style-name="Table1.A6" office:value-type="string">
            <text:p text:style-name="P13">Denial</text:p>
          </table:table-cell>
          <table:table-cell table:style-name="Table1.A6" office:value-type="string">
            <text:p text:style-name="P53">Neutral | Positive</text:p>
          </table:table-cell>
          <table:table-cell table:style-name="Table1.A6" office:value-type="string">
            <text:p text:style-name="P57">Negative</text:p>
          </table:table-cell>
          <table:table-cell table:style-name="Table1.A6" office:value-type="string">
            <text:p text:style-name="P90">–/<text:span text:style-name="T17">+</text:span></text:p>
          </table:table-cell>
          <table:table-cell table:style-name="Table1.A6" office:value-type="string">
            <text:p text:style-name="P78"><text:span text:style-name="T11">–</text:span></text:p>
          </table:table-cell>
          <table:table-cell table:style-name="Table1.A6" office:value-type="string">
            <text:p text:style-name="P79"><text:span text:style-name="T11">–</text:span></text:p>
          </table:table-cell>
          <table:table-cell table:style-name="Table1.A6" office:value-type="string">
            <text:p text:style-name="P35">No</text:p>
          </table:table-cell>
          <table:table-cell table:style-name="Table1.A6" office:value-type="string">
            <text:p text:style-name="P44">No change | Improve</text:p>
          </table:table-cell>
          <table:table-cell table:style-name="Table1.I6" office:value-type="string">
            <text:p text:style-name="P24">Neutral <text:span text:style-name="T15">&gt;</text:span></text:p>
          </table:table-cell>
        </table:table-row>
        <table:table-row>
          <table:table-cell table:style-name="Table1.A6" office:value-type="string">
            <text:p text:style-name="P13">Behavioral Disengagement</text:p>
          </table:table-cell>
          <table:table-cell table:style-name="Table1.A6" office:value-type="string">
            <text:p text:style-name="P53">Neutral | Positive</text:p>
          </table:table-cell>
          <table:table-cell table:style-name="Table1.A6" office:value-type="string">
            <text:p text:style-name="P58">Negative</text:p>
          </table:table-cell>
          <table:table-cell table:style-name="Table1.A6" office:value-type="string">
            <text:p text:style-name="P73"><text:span text:style-name="T11">–</text:span></text:p>
          </table:table-cell>
          <table:table-cell table:style-name="Table1.A6" office:value-type="string">
            <text:p text:style-name="P73"><text:span text:style-name="T11">–</text:span></text:p>
          </table:table-cell>
          <table:table-cell table:style-name="Table1.A6" office:value-type="string">
            <text:p text:style-name="P97"><text:span text:style-name="T11">–</text:span></text:p>
          </table:table-cell>
          <table:table-cell table:style-name="Table1.A6" office:value-type="string">
            <text:p text:style-name="P33">Low</text:p>
          </table:table-cell>
          <table:table-cell table:style-name="Table1.A6" office:value-type="string">
            <text:p text:style-name="P45">Improve</text:p>
          </table:table-cell>
          <table:table-cell table:style-name="Table1.I6" office:value-type="string">
            <text:p text:style-name="P25">Neutral <text:span text:style-name="T15">&gt;</text:span></text:p>
          </table:table-cell>
        </table:table-row>
        <table:table-row>
          <table:table-cell table:style-name="Table1.A6" office:value-type="string">
            <text:p text:style-name="P13">Mental Disengagement</text:p>
          </table:table-cell>
          <table:table-cell table:style-name="Table1.A6" office:value-type="string">
            <text:p text:style-name="P53">Neutral | Positive</text:p>
          </table:table-cell>
          <table:table-cell table:style-name="Table1.A6" office:value-type="string">
            <text:p text:style-name="P60"><text:span text:style-name="T20">Neutral | </text:span>Negative</text:p>
          </table:table-cell>
          <table:table-cell table:style-name="Table1.A6" office:value-type="string">
            <text:p text:style-name="P104">+</text:p>
          </table:table-cell>
          <table:table-cell table:style-name="Table1.A6" office:value-type="string">
            <text:p text:style-name="P74"><text:span text:style-name="T11">–</text:span></text:p>
          </table:table-cell>
          <table:table-cell table:style-name="Table1.A6" office:value-type="string">
            <text:p text:style-name="P91">–</text:p>
          </table:table-cell>
          <table:table-cell table:style-name="Table1.A6" office:value-type="string">
            <text:p text:style-name="P35">No</text:p>
          </table:table-cell>
          <table:table-cell table:style-name="Table1.A6" office:value-type="string">
            <text:p text:style-name="P45">Improve</text:p>
          </table:table-cell>
          <table:table-cell table:style-name="Table1.I6" office:value-type="string">
            <text:p text:style-name="P25">Neutral <text:span text:style-name="T15">&gt;</text:span></text:p>
          </table:table-cell>
        </table:table-row>
        <table:table-row>
          <table:table-cell table:style-name="Table1.A6" office:value-type="string">
            <text:p text:style-name="P13">Making Amends</text:p>
          </table:table-cell>
          <table:table-cell table:style-name="Table1.A6" office:value-type="string">
            <text:p text:style-name="P63"><text:span text:style-name="T20">Neutral | </text:span>Negative</text:p>
          </table:table-cell>
          <table:table-cell table:style-name="Table1.A6" office:value-type="string">
            <text:p text:style-name="P58">Negative</text:p>
          </table:table-cell>
          <table:table-cell table:style-name="Table1.A6" office:value-type="string">
            <text:p text:style-name="P92"><text:span text:style-name="T17">+</text:span></text:p>
          </table:table-cell>
          <table:table-cell table:style-name="Table1.A6" office:value-type="string">
            <text:p text:style-name="P98"><text:span text:style-name="T11">–</text:span></text:p>
          </table:table-cell>
          <table:table-cell table:style-name="Table1.A6" office:value-type="string">
            <text:p text:style-name="P80"><text:span text:style-name="T11">–</text:span></text:p>
          </table:table-cell>
          <table:table-cell table:style-name="Table1.A6" office:value-type="string">
            <text:p text:style-name="P35">High</text:p>
          </table:table-cell>
          <table:table-cell table:style-name="Table1.A6" office:value-type="string">
            <text:p text:style-name="P45">Improve</text:p>
          </table:table-cell>
          <table:table-cell table:style-name="Table1.I6" office:value-type="string">
            <text:p text:style-name="P25">Neutral <text:span text:style-name="T15">&gt;</text:span></text:p>
          </table:table-cell>
        </table:table-row>
        <table:table-row>
          <table:table-cell table:style-name="Table1.A6" office:value-type="string">
            <text:p text:style-name="P13">Shifting Responsibility</text:p>
          </table:table-cell>
          <table:table-cell table:style-name="Table1.A6" office:value-type="string">
            <text:p text:style-name="P54">Neutral | Positive</text:p>
          </table:table-cell>
          <table:table-cell table:style-name="Table1.A6" office:value-type="string">
            <text:p text:style-name="P58">Negative</text:p>
          </table:table-cell>
          <table:table-cell table:style-name="Table1.A6" office:value-type="string">
            <text:p text:style-name="P74">–</text:p>
          </table:table-cell>
          <table:table-cell table:style-name="Table1.A6" office:value-type="string">
            <text:p text:style-name="P99"><text:span text:style-name="T11">–</text:span></text:p>
          </table:table-cell>
          <table:table-cell table:style-name="Table1.A6" office:value-type="string">
            <text:p text:style-name="P81"><text:span text:style-name="T11">–</text:span></text:p>
          </table:table-cell>
          <table:table-cell table:style-name="Table1.A6" office:value-type="string">
            <text:p text:style-name="P34">No | Low</text:p>
          </table:table-cell>
          <table:table-cell table:style-name="Table1.A6" office:value-type="string">
            <text:p text:style-name="P46">No change</text:p>
          </table:table-cell>
          <table:table-cell table:style-name="Table1.I6" office:value-type="string">
            <text:p text:style-name="P25">Neutral <text:span text:style-name="T15">&gt;</text:span></text:p>
          </table:table-cell>
        </table:table-row>
        <table:table-row>
          <table:table-cell table:style-name="Table1.A6" office:value-type="string">
            <text:p text:style-name="P13">Wishful Thinking</text:p>
          </table:table-cell>
          <table:table-cell table:style-name="Table1.A6" office:value-type="string">
            <text:p text:style-name="P54">Neutral | Positive</text:p>
          </table:table-cell>
          <table:table-cell table:style-name="Table1.A6" office:value-type="string">
            <text:p text:style-name="P61"><text:span text:style-name="T20">Neutral | </text:span>Negative</text:p>
          </table:table-cell>
          <table:table-cell table:style-name="Table1.A6" office:value-type="string">
            <text:p text:style-name="P105">+</text:p>
          </table:table-cell>
          <table:table-cell table:style-name="Table1.A6" office:value-type="string">
            <text:p text:style-name="P100"><text:span text:style-name="T11">–</text:span></text:p>
          </table:table-cell>
          <table:table-cell table:style-name="Table1.A6" office:value-type="string">
            <text:p text:style-name="P82"><text:span text:style-name="T11">–</text:span></text:p>
          </table:table-cell>
          <table:table-cell table:style-name="Table1.A6" office:value-type="string">
            <text:p text:style-name="P47">Low</text:p>
          </table:table-cell>
          <table:table-cell table:style-name="Table1.A6" office:value-type="string">
            <text:p text:style-name="P46">Improve</text:p>
          </table:table-cell>
          <table:table-cell table:style-name="Table1.I6" office:value-type="string">
            <text:p text:style-name="P26">Neutral <text:span text:style-name="T15">&gt;=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4:19:09.443105172</meta:creation-date>
    <dc:date>2016-05-02T16:38:42.596518588</dc:date>
    <meta:editing-duration>P1DT1H42M42S</meta:editing-duration>
    <meta:editing-cycles>166</meta:editing-cycles>
    <meta:generator>LibreOffice/4.2.8.2$Linux_X86_64 LibreOffice_project/420m0$Build-2</meta:generator>
    <meta:document-statistic meta:table-count="1" meta:image-count="0" meta:object-count="0" meta:page-count="1" meta:paragraph-count="162" meta:word-count="236" meta:character-count="1356" meta:non-whitespace-character-count="1257"/>
  </office:meta>
</office:document-meta>
</file>